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r" svg:font-family="Consolar"/>
    <style:font-face style:name="Source Serif Pro" svg:font-family="'Source Serif Pro'" style:font-family-generic="roman"/>
    <style:font-face style:name="Arial1"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17cm" style:rel-column-width="65535*"/>
    </style:style>
    <style:style style:name="Tabelle2.A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17cm" style:rel-column-width="65535*"/>
    </style:style>
    <style:style style:name="Tabelle3.A1" style:family="table-cell">
      <style:table-cell-properties fo:padding="0.097cm" fo:border="0.05pt solid #000000"/>
    </style:style>
    <style:style style:name="Tabelle5" style:family="table">
      <style:table-properties style:width="17cm" table:align="margins"/>
    </style:style>
    <style:style style:name="Tabelle5.A" style:family="table-column">
      <style:table-column-properties style:column-width="17cm" style:rel-column-width="65535*"/>
    </style:style>
    <style:style style:name="Tabelle5.A1" style:family="table-cell">
      <style:table-cell-properties fo:padding="0.097cm" fo:border="0.05pt solid #000000"/>
    </style:style>
    <style:style style:name="Tabelle6" style:family="table">
      <style:table-properties style:width="17cm" table:align="margins"/>
    </style:style>
    <style:style style:name="Tabelle6.A" style:family="table-column">
      <style:table-column-properties style:column-width="2.429cm" style:rel-column-width="9362*"/>
    </style:style>
    <style:style style:name="Tabelle6.A1" style:family="table-cell">
      <style:table-cell-properties fo:padding="0.097cm" fo:border-left="0.05pt solid #000000" fo:border-right="none" fo:border-top="0.05pt solid #000000" fo:border-bottom="0.05pt solid #000000"/>
    </style:style>
    <style:style style:name="Tabelle6.G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0.05pt solid #000000"/>
    </style:style>
    <style:style style:name="P1" style:family="paragraph" style:parent-style-name="Footer">
      <style:paragraph-properties fo:text-align="end" style:justify-single-word="false"/>
      <style:text-properties style:font-name="Times New Roman" fo:font-size="10pt" officeooo:paragraph-rsid="00129911" style:font-size-asian="10pt" style:font-size-complex="10pt"/>
    </style:style>
    <style:style style:name="P2" style:family="paragraph" style:parent-style-name="Footer">
      <style:paragraph-properties fo:text-align="end" style:justify-single-word="false"/>
      <style:text-properties style:font-name="Times New Roman" fo:font-size="2pt" style:font-size-asian="1.75pt" style:font-size-complex="2pt"/>
    </style:style>
    <style:style style:name="P3" style:family="paragraph" style:parent-style-name="Header">
      <style:text-properties fo:font-size="2pt" style:font-size-asian="1.75pt" style:font-size-complex="2pt"/>
    </style:style>
    <style:style style:name="P4" style:family="paragraph" style:parent-style-name="Standard">
      <style:paragraph-properties fo:line-height="115%" fo:text-align="center" style:justify-single-word="false"/>
      <style:text-properties style:font-name="Times New Roman" fo:font-size="14pt" officeooo:rsid="0010d2ae" officeooo:paragraph-rsid="0010d2ae" style:font-size-asian="14pt" style:font-size-complex="14pt"/>
    </style:style>
    <style:style style:name="P5" style:family="paragraph" style:parent-style-name="Standard">
      <style:paragraph-properties fo:line-height="115%"/>
      <style:text-properties style:font-name="Times New Roman" fo:font-size="10pt" officeooo:rsid="0010d2ae" officeooo:paragraph-rsid="0010d2ae" style:font-size-asian="10pt" style:font-size-complex="10pt"/>
    </style:style>
    <style:style style:name="P6" style:family="paragraph" style:parent-style-name="Standard">
      <style:paragraph-properties fo:line-height="115%"/>
      <style:text-properties style:font-name="Times New Roman" fo:font-size="10pt" officeooo:rsid="0010d2ae" officeooo:paragraph-rsid="00129911" style:font-size-asian="10pt" style:font-size-complex="10pt"/>
    </style:style>
    <style:style style:name="P7" style:family="paragraph" style:parent-style-name="Standard">
      <style:paragraph-properties fo:line-height="115%"/>
      <style:text-properties style:font-name="Times New Roman" fo:font-size="10pt" officeooo:rsid="0010d2ae" officeooo:paragraph-rsid="0016836e" style:font-size-asian="10pt" style:font-size-complex="10pt"/>
    </style:style>
    <style:style style:name="P8" style:family="paragraph" style:parent-style-name="Standard">
      <style:paragraph-properties fo:line-height="115%"/>
      <style:text-properties style:font-name="Times New Roman" fo:font-size="10pt" style:font-size-asian="10pt" style:font-size-complex="10pt"/>
    </style:style>
    <style:style style:name="P9" style:family="paragraph" style:parent-style-name="Standard">
      <style:paragraph-properties fo:line-height="115%"/>
      <style:text-properties style:font-name="Times New Roman" fo:font-size="10pt" officeooo:paragraph-rsid="00129911" style:font-size-asian="10pt" style:font-size-complex="10pt"/>
    </style:style>
    <style:style style:name="P10" style:family="paragraph" style:parent-style-name="Standard">
      <style:paragraph-properties fo:line-height="115%"/>
      <style:text-properties style:font-name="Times New Roman" fo:font-size="10pt" officeooo:rsid="00129911" officeooo:paragraph-rsid="00129911" style:font-size-asian="10pt" style:font-size-complex="10pt"/>
    </style:style>
    <style:style style:name="P11" style:family="paragraph" style:parent-style-name="Standard" style:list-style-name="L2">
      <style:paragraph-properties fo:line-height="115%"/>
      <style:text-properties style:font-name="Times New Roman" fo:font-size="10pt" officeooo:rsid="00129911" officeooo:paragraph-rsid="00129911" style:font-size-asian="10pt" style:font-size-complex="10pt"/>
    </style:style>
    <style:style style:name="P12" style:family="paragraph" style:parent-style-name="Standard">
      <style:paragraph-properties fo:line-height="115%"/>
      <style:text-properties style:font-name="Times New Roman" fo:font-size="10pt" officeooo:rsid="00129911" officeooo:paragraph-rsid="0014dfe4" style:font-size-asian="10pt" style:font-size-complex="10pt"/>
    </style:style>
    <style:style style:name="P13" style:family="paragraph" style:parent-style-name="Standard">
      <style:paragraph-properties fo:line-height="115%"/>
      <style:text-properties style:font-name="Times New Roman" fo:font-size="10pt" fo:font-weight="bold" officeooo:rsid="00129911" officeooo:paragraph-rsid="0014dfe4" style:font-size-asian="10pt" style:font-weight-asian="bold" style:font-size-complex="10pt" style:font-weight-complex="bold"/>
    </style:style>
    <style:style style:name="P14" style:family="paragraph" style:parent-style-name="Standard">
      <style:paragraph-properties fo:line-height="115%"/>
      <style:text-properties style:font-name="Times New Roman" fo:font-size="2pt" officeooo:rsid="0010d2ae" officeooo:paragraph-rsid="0016836e" style:font-size-asian="1.75pt" style:font-size-complex="2pt"/>
    </style:style>
    <style:style style:name="P15" style:family="paragraph" style:parent-style-name="Standard" style:list-style-name="L2">
      <style:paragraph-properties fo:line-height="115%"/>
      <style:text-properties officeooo:paragraph-rsid="00129911"/>
    </style:style>
    <style:style style:name="P16" style:family="paragraph" style:parent-style-name="Standard" style:list-style-name="L2">
      <style:paragraph-properties fo:line-height="115%"/>
      <style:text-properties officeooo:paragraph-rsid="0014536e"/>
    </style:style>
    <style:style style:name="P17" style:family="paragraph" style:parent-style-name="Standard" style:list-style-name="L2">
      <style:paragraph-properties fo:line-height="115%"/>
      <style:text-properties officeooo:paragraph-rsid="0016836e"/>
    </style:style>
    <style:style style:name="P18" style:family="paragraph" style:parent-style-name="Standard">
      <style:paragraph-properties fo:line-height="115%"/>
      <style:text-properties officeooo:paragraph-rsid="00129911"/>
    </style:style>
    <style:style style:name="P19" style:family="paragraph" style:parent-style-name="Standard">
      <style:paragraph-properties fo:line-height="115%"/>
      <style:text-properties officeooo:paragraph-rsid="0014536e"/>
    </style:style>
    <style:style style:name="P20" style:family="paragraph" style:parent-style-name="Standard">
      <style:paragraph-properties fo:line-height="115%"/>
      <style:text-properties fo:font-size="10pt" officeooo:paragraph-rsid="0010d2ae" style:font-size-asian="10pt" style:font-size-complex="10pt"/>
    </style:style>
    <style:style style:name="P21" style:family="paragraph" style:parent-style-name="Standard" style:list-style-name="L1">
      <style:paragraph-properties fo:line-height="115%"/>
      <style:text-properties fo:font-size="10pt" officeooo:paragraph-rsid="0010d2ae" style:font-size-asian="10pt" style:font-size-complex="10pt"/>
    </style:style>
    <style:style style:name="P22" style:family="paragraph" style:parent-style-name="Standard">
      <style:paragraph-properties fo:line-height="115%"/>
      <style:text-properties fo:font-size="2pt" officeooo:paragraph-rsid="0014536e" style:font-size-asian="1.75pt" style:font-size-complex="2pt"/>
    </style:style>
    <style:style style:name="P23" style:family="paragraph" style:parent-style-name="Table_20_Contents">
      <style:text-properties style:font-name="Times New Roman" officeooo:rsid="00101fbc" officeooo:paragraph-rsid="00101fbc"/>
    </style:style>
    <style:style style:name="P24" style:family="paragraph" style:parent-style-name="Table_20_Contents">
      <style:paragraph-properties fo:text-align="start" style:justify-single-word="false"/>
      <style:text-properties style:font-name="Times New Roman" fo:font-size="10pt" style:font-size-asian="10pt" style:font-size-complex="10pt"/>
    </style:style>
    <style:style style:name="P25" style:family="paragraph" style:parent-style-name="Table_20_Contents">
      <style:paragraph-properties fo:text-align="center" style:justify-single-word="false"/>
      <style:text-properties style:font-name="Times New Roman" fo:font-size="10pt" style:font-size-asian="10pt" style:font-size-complex="10pt"/>
    </style:style>
    <style:style style:name="P26" style:family="paragraph" style:parent-style-name="Table_20_Contents">
      <style:text-properties style:font-name="Times New Roman" fo:font-style="normal" fo:font-weight="bold" officeooo:rsid="00101fbc" officeooo:paragraph-rsid="00101fbc" style:font-style-asian="normal" style:font-weight-asian="bold" style:font-style-complex="normal" style:font-weight-complex="bold"/>
    </style:style>
    <style:style style:name="P27" style:family="paragraph" style:parent-style-name="Table_20_Contents">
      <style:paragraph-properties fo:line-height="115%"/>
      <style:text-properties style:font-name="Consolas" fo:font-size="10pt" officeooo:rsid="0010d2ae" officeooo:paragraph-rsid="0010d2ae" style:font-size-asian="10pt" style:font-size-complex="10pt"/>
    </style:style>
    <style:style style:name="P28" style:family="paragraph" style:parent-style-name="Table_20_Contents">
      <style:paragraph-properties fo:line-height="115%"/>
      <style:text-properties style:font-name="Consolas" fo:font-size="10pt" officeooo:rsid="0010d2ae" officeooo:paragraph-rsid="00129911" style:font-size-asian="10pt" style:font-size-complex="10pt"/>
    </style:style>
    <style:style style:name="P29" style:family="paragraph" style:parent-style-name="Table_20_Contents">
      <style:paragraph-properties fo:line-height="115%"/>
      <style:text-properties style:font-name="Consolas" fo:font-size="10pt" officeooo:rsid="0010d2ae" officeooo:paragraph-rsid="0016836e" style:font-size-asian="10pt" style:font-size-complex="10pt"/>
    </style:style>
    <style:style style:name="P30" style:family="paragraph" style:parent-style-name="Table_20_Contents">
      <style:paragraph-properties fo:line-height="115%"/>
      <style:text-properties style:font-name="Consolas" fo:font-size="10pt" officeooo:rsid="00129911" officeooo:paragraph-rsid="00129911" style:font-size-asian="10pt" style:font-size-complex="10pt"/>
    </style:style>
    <style:style style:name="P31" style:family="paragraph" style:parent-style-name="Table_20_Contents">
      <style:paragraph-properties fo:text-align="center" style:justify-single-word="false"/>
      <style:text-properties style:font-name="Consolas" officeooo:rsid="0014536e" officeooo:paragraph-rsid="0014536e"/>
    </style:style>
    <style:style style:name="P32" style:family="paragraph" style:parent-style-name="Table_20_Contents">
      <style:paragraph-properties fo:line-height="115%"/>
      <style:text-properties fo:font-size="10pt" officeooo:paragraph-rsid="0010d2ae" style:font-size-asian="10pt" style:font-size-complex="10pt"/>
    </style:style>
    <style:style style:name="P33" style:family="paragraph" style:parent-style-name="Table_20_Contents">
      <style:paragraph-properties fo:line-height="115%"/>
      <style:text-properties officeooo:paragraph-rsid="0016836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style:font-name="Consolar" officeooo:rsid="0014536e" officeooo:paragraph-rsid="0014536e"/>
    </style:style>
    <style:style style:name="P36" style:family="paragraph" style:parent-style-name="Table_20_Contents">
      <style:paragraph-properties fo:text-align="center" style:justify-single-word="false"/>
      <style:text-properties style:font-name="Consolar"/>
    </style:style>
    <style:style style:name="P37" style:family="paragraph" style:parent-style-name="Table_20_Contents">
      <style:paragraph-properties fo:text-align="center" style:justify-single-word="false"/>
      <style:text-properties officeooo:rsid="0016836e" officeooo:paragraph-rsid="0016836e"/>
    </style:style>
    <style:style style:name="P38" style:family="paragraph" style:parent-style-name="Table_20_Contents">
      <style:paragraph-properties fo:line-height="115%" fo:text-align="justify" style:justify-single-word="false"/>
      <style:text-properties officeooo:rsid="0016836e" officeooo:paragraph-rsid="0016836e"/>
    </style:style>
    <style:style style:name="T1" style:family="text">
      <style:text-properties style:font-name="Consolas1"/>
    </style:style>
    <style:style style:name="T2" style:family="text">
      <style:text-properties style:font-name="Consolas1" officeooo:rsid="0010d2ae"/>
    </style:style>
    <style:style style:name="T3" style:family="text">
      <style:text-properties style:font-name="Consolas1" fo:font-size="10pt" style:font-size-asian="10pt" style:font-size-complex="10pt"/>
    </style:style>
    <style:style style:name="T4" style:family="text">
      <style:text-properties style:font-name="Consolas"/>
    </style:style>
    <style:style style:name="T5" style:family="text">
      <style:text-properties style:font-name="Consolas" officeooo:rsid="0010d2ae"/>
    </style:style>
    <style:style style:name="T6" style:family="text">
      <style:text-properties style:font-name="Consolas" fo:font-size="10pt" style:font-size-asian="10pt" style:font-size-complex="10pt"/>
    </style:style>
    <style:style style:name="T7" style:family="text">
      <style:text-properties style:font-name="Consolas" fo:font-size="10pt" officeooo:rsid="00129911" style:font-size-asian="10pt" style:font-size-complex="10pt"/>
    </style:style>
    <style:style style:name="T8" style:family="text">
      <style:text-properties style:font-name="Consolas" fo:font-size="10pt" officeooo:rsid="0010d2ae" style:font-size-asian="10pt" style:font-size-complex="10pt"/>
    </style:style>
    <style:style style:name="T9" style:family="text">
      <style:text-properties style:font-name="Consolas" fo:font-size="10pt" officeooo:rsid="0014536e" style:font-size-asian="10pt" style:font-size-complex="10pt"/>
    </style:style>
    <style:style style:name="T10" style:family="text">
      <style:text-properties style:font-name="Consolas" fo:font-size="10pt" officeooo:rsid="0016836e" style:font-size-asian="10pt" style:font-size-complex="10pt"/>
    </style:style>
    <style:style style:name="T11" style:family="text">
      <style:text-properties style:font-name="Times New Roman" officeooo:rsid="0010d2ae"/>
    </style:style>
    <style:style style:name="T12" style:family="text">
      <style:text-properties style:font-name="Times New Roman" officeooo:rsid="00129911"/>
    </style:style>
    <style:style style:name="T13" style:family="text">
      <style:text-properties style:font-name="Times New Roman" fo:font-size="10pt" style:font-size-asian="10pt" style:font-size-complex="10pt"/>
    </style:style>
    <style:style style:name="T14" style:family="text">
      <style:text-properties style:font-name="Times New Roman" fo:font-size="10pt" officeooo:rsid="00129911" style:font-size-asian="10pt" style:font-size-complex="10pt"/>
    </style:style>
    <style:style style:name="T15" style:family="text">
      <style:text-properties style:font-name="Times New Roman" fo:font-size="10pt" officeooo:rsid="0014536e" style:font-size-asian="10pt" style:font-size-complex="10pt"/>
    </style:style>
    <style:style style:name="T16" style:family="text">
      <style:text-properties style:font-name="Times New Roman" fo:font-size="10pt" officeooo:rsid="0016836e" style:font-size-asian="10pt" style:font-size-complex="10pt"/>
    </style:style>
    <style:style style:name="T17" style:family="text">
      <style:text-properties officeooo:rsid="00129911"/>
    </style:style>
    <style:style style:name="T18" style:family="text">
      <style:text-properties fo:font-size="10pt" style:font-size-asian="10pt" style:font-size-complex="10pt"/>
    </style:style>
    <style:style style:name="T19" style:family="text">
      <style:text-properties officeooo:rsid="0014dfe4"/>
    </style:style>
    <style:style style:name="T20" style:family="text">
      <style:text-properties fo:font-weight="bold" officeooo:rsid="00129911" style:font-weight-asian="bold" style:font-weight-complex="bold"/>
    </style:style>
    <style:style style:name="T21" style:family="text">
      <style:text-properties officeooo:rsid="0016836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Funktionen</text:p>
      <text:p text:style-name="P5"/>
      <text:p text:style-name="P20"><text:span text:style-name="T11">In Funktionen wird Funktionalität, die genau eine Aufgabe erledigt, gekapselt und kann dann für Programme wiederverwendet werden. Funktionen werden in Python wie folgt definiert (# 1) und genutzt (# 2):</text:span></text:p>
      <table:table table:name="Tabelle3" table:style-name="Tabelle3">
        <table:table-column table:style-name="Tabelle3.A"/>
        <table:table-row>
          <table:table-cell table:style-name="Tabelle3.A1" office:value-type="string">
            <text:p text:style-name="P27">def addieren(a, b): <text:s text:c="15"/># 1</text:p>
            <text:p text:style-name="P27"><text:s text:c="4"/>return a + b</text:p>
            <text:p text:style-name="P27"/>
            <text:p text:style-name="P27">a = 4</text:p>
            <text:p text:style-name="P27">b = 5</text:p>
            <text:p text:style-name="P27">summe = addieren(a, b) <text:s text:c="12"/># 2</text:p>
            <text:p text:style-name="P27">print(summe) <text:s text:c="22"/># Ergibt in der Konsole 9</text:p>
          </table:table-cell>
        </table:table-row>
      </table:table>
      <text:p text:style-name="P5"/>
      <text:p text:style-name="P12">Das Schlüsselwort <text:span text:style-name="T5">def</text:span> leitet eine Funktion ein, darauf folgt der Name der Funktion, hier „<text:span text:style-name="T5">addieren</text:span>“, über die die Funktion später im Quelltext aufgerufen werden kann (# 2). In den runden Klammern folgen die Parameter, die einer Funktion übergeben werden. Hier werden zwei Parameter a und b übergeben. Die Parameterliste kann leer bleiben oder es können auch vordefinierte Parameter übergeben werden. Mit der <text:span text:style-name="T5">return</text:span>-Anweisung können Werte aus der Funktion wieder ans Hauptprogramm übergeben werden, <text:span text:style-name="T19">enthält eine Funktion keine </text:span><text:span text:style-name="T5">return</text:span>-Anweisung<text:span text:style-name="T19">, handelt es sich um eine Prozedur</text:span>.</text:p>
      <text:p text:style-name="P10">Im konkreten Fall wird die Summe der Variablen <text:span text:style-name="T4">a</text:span> und <text:span text:style-name="T4">b</text:span> mittels <text:span text:style-name="T4">return</text:span> an das Hauptprogramm übergeben, wo die Variable <text:span text:style-name="T4">summe</text:span> das Ergebnis der Addition aufnimmt.</text:p>
      <text:p text:style-name="P5"/>
      <text:p text:style-name="P5">Funktionen haben für Dich viele Möglichkeiten und Vorteile:</text:p>
      <text:list xml:id="list660273770" text:style-name="L1">
        <text:list-item>
          <text:p text:style-name="P21"><text:span text:style-name="T11">Mit Funktionen kannst Du Deinen Quelltext übersichtlich strukturieren und einfach neu arrangieren.</text:span></text:p>
        </text:list-item>
        <text:list-item>
          <text:p text:style-name="P21"><text:span text:style-name="T11">Funktionen können später in einem Modul bereitgestellt werden und importiert werden; Quelltext </text:span><text:span text:style-name="T12">wird damit</text:span><text:span text:style-name="T11"> wiederverwendbar.</text:span></text:p>
        </text:list-item>
        <text:list-item>
          <text:p text:style-name="P21"><text:span text:style-name="T11">Funktionen lassen sich </text:span><text:span text:style-name="T12">einfach </text:span><text:span text:style-name="T11">testen, w</text:span><text:span text:style-name="T12">as die Wartung des Quelltexts erleichtert.</text:span></text:p>
        </text:list-item>
      </text:list>
      <text:p text:style-name="P8"/>
      <text:p text:style-name="P10">Nachfolgend werden 4 Funktionen definiert:</text:p>
      <table:table table:name="Tabelle2" table:style-name="Tabelle2">
        <table:table-column table:style-name="Tabelle2.A"/>
        <table:table-row>
          <table:table-cell table:style-name="Tabelle2.A1" office:value-type="string">
            <text:p text:style-name="P27">def addieren(a, b):</text:p>
            <text:p text:style-name="P27"><text:s text:c="4"/><text:span text:style-name="T1">'''</text:span> Bildet die Summe von a und b und gibt das Ergebnis zurück <text:span text:style-name="T1">'''</text:span></text:p>
            <text:p text:style-name="P27"><text:span text:style-name="T1"><text:s text:c="4"/>summe = a + b</text:span></text:p>
            <text:p text:style-name="P27"><text:s text:c="4"/>return <text:span text:style-name="T1">summe</text:span></text:p>
            <text:p text:style-name="P27"/>
            <text:p text:style-name="P27">def subtrahieren(a, b):</text:p>
            <text:p text:style-name="P27"><text:s text:c="4"/><text:span text:style-name="T1">'''</text:span> Bildet die Differenz von a und b und gibt das Ergebnis zurück<text:span text:style-name="T1">'''</text:span></text:p>
            <text:p text:style-name="P27"><text:span text:style-name="T1"><text:s text:c="4"/>differenz = # Ergänze hier den Quellcode</text:span></text:p>
            <text:p text:style-name="P27"><text:span text:style-name="T1"><text:s text:c="4"/>return differenz</text:span></text:p>
            <text:p text:style-name="P27"><text:span text:style-name="T1"/></text:p>
            <text:p text:style-name="P27"><text:span text:style-name="T1">def multiplizieren(a, b):</text:span></text:p>
            <text:p text:style-name="P32"><text:span text:style-name="T5"><text:s text:c="4"/></text:span><text:span text:style-name="T2">'''</text:span><text:span text:style-name="T5"> Bildet das Produkt von a und b und gibt das Ergebnis zurück</text:span><text:span text:style-name="T2">'''</text:span></text:p>
            <text:p text:style-name="P32"><text:span text:style-name="T2"><text:s text:c="4"/>produkt = # Ergänze hier den Quellcode</text:span></text:p>
            <text:p text:style-name="P27"><text:span text:style-name="T1"><text:s text:c="4"/>return produkt</text:span></text:p>
            <text:p text:style-name="P27"><text:span text:style-name="T1"/></text:p>
            <text:p text:style-name="P32"><text:span text:style-name="T2">def dividieren(a, b):</text:span></text:p>
            <text:p text:style-name="P32"><text:span text:style-name="T5"><text:s text:c="4"/></text:span><text:span text:style-name="T2">'''</text:span><text:span text:style-name="T5"> Bildet den Quotienten a durch b u. gibt das Ergebnis zurück</text:span><text:span text:style-name="T2">'''</text:span></text:p>
            <text:p text:style-name="P32"><text:span text:style-name="T2"><text:s text:c="4"/>quotient = # Ergänze hier den Quellcode</text:span></text:p>
            <text:p text:style-name="P27"><text:span text:style-name="T1"><text:s text:c="4"/>return quotient</text:span></text:p>
          </table:table-cell>
        </table:table-row>
      </table:table>
      <text:p text:style-name="P9"><text:soft-page-break/><text:span text:style-name="T20">Deine Aufgaben:</text:span></text:p>
      <text:p text:style-name="P10"/>
      <text:list xml:id="list3049775201" text:style-name="L2">
        <text:list-item>
          <text:p text:style-name="P11">Mache Dich mit den vier Funktionen <text:span text:style-name="T4">addieren()</text:span>, <text:span text:style-name="T4">subtrahieren()</text:span>, <text:span text:style-name="T4">multiplizieren()</text:span> und <text:span text:style-name="T4">dividieren()</text:span> vertraut und überlege, was die Funktionen leisten.</text:p>
        </text:list-item>
        <text:list-item>
          <text:p text:style-name="P15"><text:span text:style-name="T14">Bei den drei Funktionen </text:span><text:span text:style-name="T7">subtrahieren()</text:span><text:span text:style-name="T14">, </text:span><text:span text:style-name="T7">multiplizieren()</text:span><text:span text:style-name="T14"> und </text:span><text:span text:style-name="T7">dividieren()</text:span><text:span text:style-name="T14"> fehlt jeweils eine Quellcodezeile, die Du ergänzen sollst.</text:span></text:p>
        </text:list-item>
      </text:list>
      <text:p text:style-name="P18"><text:span text:style-name="T14"/></text:p>
      <text:p text:style-name="P18"><text:span text:style-name="T14">Betrachte jetzt folgendes Programm, das obige Funktionen aus einem Modul „</text:span><text:span text:style-name="T7">grundrechenarten.py</text:span><text:span text:style-name="T14">“ importiert:</text:span></text:p>
      <table:table table:name="Tabelle5" table:style-name="Tabelle5">
        <table:table-column table:style-name="Tabelle5.A"/>
        <table:table-row>
          <table:table-cell table:style-name="Tabelle5.A1" office:value-type="string">
            <text:p text:style-name="P28">f<text:span text:style-name="T17">rom grundrechenarten import addieren, subtrahieren, multiplizieren, dividieren</text:span></text:p>
            <text:p text:style-name="P28"/>
            <text:p text:style-name="P30">a = 7</text:p>
            <text:p text:style-name="P30">b = 2</text:p>
            <text:p text:style-name="P30"># 1</text:p>
            <text:p text:style-name="P30"/>
            <text:p text:style-name="P30">a = addieren(a, b)</text:p>
            <text:p text:style-name="P30"># 2</text:p>
            <text:p text:style-name="P30"/>
            <text:p text:style-name="P30">a = multiplizieren(a, b)</text:p>
            <text:p text:style-name="P30"># 3</text:p>
            <text:p text:style-name="P30"/>
            <text:p text:style-name="P30">a = subtrahieren(a, b)</text:p>
            <text:p text:style-name="P30"># 4</text:p>
            <text:p text:style-name="P30"/>
            <text:p text:style-name="P30">a = dividieren(a, b)</text:p>
            <text:p text:style-name="P30"># 5</text:p>
          </table:table-cell>
        </table:table-row>
      </table:table>
      <text:p text:style-name="P6"><text:span text:style-name="T13"/></text:p>
      <text:p text:style-name="P13">Deine Aufgaben:</text:p>
      <text:p text:style-name="P6"><text:span text:style-name="T13"/></text:p>
      <text:list xml:id="list215322840920015" text:continue-numbering="true" text:style-name="L2">
        <text:list-item>
          <text:p text:style-name="P16"><text:span text:style-name="T15">Gib für die mit Kommentaren markierten Stellen im Quelltext in der nachfolgenden Tabelle jeweils an, welchen Wert die Variablen </text:span><text:span text:style-name="T9">a</text:span><text:span text:style-name="T15"> und </text:span><text:span text:style-name="T9">b</text:span><text:span text:style-name="T15"> haben, Gleitkommazahlen werden mit einer Genauigkeit von einer Nachkommastelle angegeben:</text:span></text:p>
        </text:list-item>
      </text:list>
      <text:p text:style-name="P19"><text:span text:style-name="T15"/></text:p>
      <table:table table:name="Tabelle6" table:style-name="Tabelle6">
        <table:table-column table:style-name="Tabelle6.A" table:number-columns-repeated="7"/>
        <table:table-row>
          <table:table-cell table:style-name="Tabelle6.A1" office:value-type="string">
            <text:p text:style-name="P31">Variable</text:p>
          </table:table-cell>
          <table:table-cell table:style-name="Tabelle6.A1" office:value-type="string">
            <text:p text:style-name="P35"># 1</text:p>
          </table:table-cell>
          <table:table-cell table:style-name="Tabelle6.A1" office:value-type="string">
            <text:p text:style-name="P35"># 2</text:p>
          </table:table-cell>
          <table:table-cell table:style-name="Tabelle6.A1" office:value-type="string">
            <text:p text:style-name="P35"># 3</text:p>
          </table:table-cell>
          <table:table-cell table:style-name="Tabelle6.A1" office:value-type="string">
            <text:p text:style-name="P35"># 4</text:p>
          </table:table-cell>
          <table:table-cell table:style-name="Tabelle6.A1" office:value-type="string">
            <text:p text:style-name="P35"># 5</text:p>
          </table:table-cell>
          <table:table-cell table:style-name="Tabelle6.G1" office:value-type="string">
            <text:p text:style-name="P36"/>
          </table:table-cell>
        </table:table-row>
        <table:table-row>
          <table:table-cell table:style-name="Tabelle6.A2" office:value-type="string">
            <text:p text:style-name="P31">a</text:p>
          </table:table-cell>
          <table:table-cell table:style-name="Tabelle6.A2" office:value-type="string">
            <text:p text:style-name="P37">7</text:p>
          </table:table-cell>
          <table:table-cell table:style-name="Tabelle6.A2" office:value-type="string">
            <text:p text:style-name="P37">9</text:p>
          </table:table-cell>
          <table:table-cell table:style-name="Tabelle6.A2" office:value-type="string">
            <text:p text:style-name="P37"/>
          </table:table-cell>
          <table:table-cell table:style-name="Tabelle6.A2" office:value-type="string">
            <text:p text:style-name="P37"/>
          </table:table-cell>
          <table:table-cell table:style-name="Tabelle6.A2" office:value-type="string">
            <text:p text:style-name="P37"/>
          </table:table-cell>
          <table:table-cell table:style-name="Tabelle6.G2" office:value-type="string">
            <text:p text:style-name="P34"/>
          </table:table-cell>
        </table:table-row>
        <table:table-row>
          <table:table-cell table:style-name="Tabelle6.A2" office:value-type="string">
            <text:p text:style-name="P31">b</text:p>
          </table:table-cell>
          <table:table-cell table:style-name="Tabelle6.A2" office:value-type="string">
            <text:p text:style-name="P37">2</text:p>
          </table:table-cell>
          <table:table-cell table:style-name="Tabelle6.A2" office:value-type="string">
            <text:p text:style-name="P37">2</text:p>
          </table:table-cell>
          <table:table-cell table:style-name="Tabelle6.A2" office:value-type="string">
            <text:p text:style-name="P37"/>
          </table:table-cell>
          <table:table-cell table:style-name="Tabelle6.A2" office:value-type="string">
            <text:p text:style-name="P37"/>
          </table:table-cell>
          <table:table-cell table:style-name="Tabelle6.A2" office:value-type="string">
            <text:p text:style-name="P37"/>
          </table:table-cell>
          <table:table-cell table:style-name="Tabelle6.G2" office:value-type="string">
            <text:p text:style-name="P34"/>
          </table:table-cell>
        </table:table-row>
      </table:table>
      <text:p text:style-name="P7"><text:span text:style-name="T13"/></text:p>
      <text:list xml:id="list215323097692516" text:continue-numbering="true" text:style-name="L2">
        <text:list-item>
          <text:p text:style-name="P17"><text:span text:style-name="T15">S</text:span><text:span text:style-name="T16">chreibe eine Prozedur (kein Rückgabewert!), die einen Vornamen als Parameter übernimmt und die betreffende Person dann in der Konsole mit „Hallo Name!“ begrüßt. Du kannst das nachfolgende Gerüst als Ausgangspunkt übernehmen:</text:span></text:p>
        </text:list-item>
      </text:list>
      <table:table table:name="Tabelle7" table:style-name="Tabelle7">
        <table:table-column table:style-name="Tabelle7.A"/>
        <table:table-row>
          <table:table-cell table:style-name="Tabelle7.A1" office:value-type="string">
            <text:p text:style-name="P33"><text:span text:style-name="T8">def h</text:span><text:span text:style-name="T10">allo</text:span><text:span text:style-name="T8">(n</text:span><text:span text:style-name="T10">ame</text:span><text:span text:style-name="T8">):</text:span></text:p>
            <text:p text:style-name="P29"><text:span text:style-name="T1"><text:s text:c="4"/>'''</text:span><text:span text:style-name="T8"> </text:span><text:span text:style-name="T21">Die Funktion übernimmt als Parameter einen Namen (String) und begrüßt. </text:span><text:span text:style-name="T1">'''</text:span> </text:p>
            <text:p text:style-name="P33"><text:span text:style-name="T8"><text:s text:c="4"/></text:span><text:span text:style-name="T10"># Ergänze hier Deinen Quelltext!</text:span></text:p>
            <text:p text:style-name="P33"><text:span text:style-name="T10"/></text:p>
            <text:p text:style-name="P38"><text:span text:style-name="T6">name = </text:span><text:span text:style-name="T3">"</text:span><text:span text:style-name="T6">Guido</text:span><text:span text:style-name="T3">"</text:span></text:p>
            <text:p text:style-name="P38"><text:span text:style-name="T3">hallo(name)</text:span></text:p>
          </table:table-cell>
        </table:table-row>
      </table:table>
      <text:p text:style-name="P14"/>
      <text:p text:style-name="P22"><text:span text:style-name="T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r" svg:font-family="Consolar"/>
    <style:font-face style:name="Source Serif Pro" svg:font-family="'Source Serif Pro'" style:font-family-generic="roman"/>
    <style:font-face style:name="Arial1" svg:font-family="Arial" style:font-family-generic="swiss"/>
    <style:font-face style:name="Consolas"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Source Serif Pro"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Source Serif Pro"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Source Serif Pro" fo:font-family="'Source Serif Pro'"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Source Serif Pro" fo:font-family="'Source Serif Pro'"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Source Serif Pro" fo:font-family="'Source Serif Pro'"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4" style:family="table">
      <style:table-properties style:width="17cm" table:align="margins"/>
    </style:style>
    <style:style style:name="Tabelle4.A" style:family="table-column">
      <style:table-column-properties style:column-width="4.251cm" style:rel-column-width="16383*"/>
    </style:style>
    <style:style style:name="Tabelle4.B" style:family="table-column">
      <style:table-column-properties style:column-width="8.5cm" style:rel-column-width="32766*"/>
    </style:style>
    <style:style style:name="Tabelle4.A1" style:family="table-cell">
      <style:table-cell-properties fo:padding="0.097cm" fo:border-left="0.5pt solid #000000" fo:border-right="none" fo:border-top="0.5pt solid #000000" fo:border-bottom="0.5pt solid #000000"/>
    </style:style>
    <style:style style:name="Tabelle4.B1" style:family="table-cell">
      <style:table-cell-properties fo:padding="0.097cm" fo:border-left="none" fo:border-right="none" fo:border-top="0.5pt solid #000000" fo:border-bottom="0.5pt solid #000000"/>
    </style:style>
    <style:style style:name="Tabelle4.C1" style:family="table-cell">
      <style:table-cell-properties fo:padding="0.097cm" fo:border-left="none" fo:border-right="0.5pt solid #000000" fo:border-top="0.5pt solid #000000" fo:border-bottom="0.5pt solid #000000"/>
    </style:style>
    <style:style style:name="Tabelle1" style:family="table">
      <style:table-properties style:width="17cm" table:align="margins"/>
    </style:style>
    <style:style style:name="Tabelle1.A" style:family="table-column">
      <style:table-column-properties style:column-width="4.251cm" style:rel-column-width="16383*"/>
    </style:style>
    <style:style style:name="Tabelle1.A1" style:family="table-cell">
      <style:table-cell-properties fo:padding="0.097cm" fo:border="none"/>
    </style:style>
    <style:style style:name="MP1" style:family="paragraph" style:parent-style-name="Table_20_Contents">
      <style:text-properties style:font-name="Times New Roman" fo:font-style="normal" fo:font-weight="bold" officeooo:rsid="00101fbc" officeooo:paragraph-rsid="00101fbc" style:font-style-asian="normal" style:font-weight-asian="bold" style:font-style-complex="normal" style:font-weight-complex="bold"/>
    </style:style>
    <style:style style:name="MP2" style:family="paragraph" style:parent-style-name="Table_20_Contents">
      <style:text-properties style:font-name="Times New Roman" officeooo:rsid="00101fbc" officeooo:paragraph-rsid="00101fbc"/>
    </style:style>
    <style:style style:name="MP3" style:family="paragraph" style:parent-style-name="Header">
      <style:text-properties fo:font-size="2pt" style:font-size-asian="1.75pt" style:font-size-complex="2pt"/>
    </style:style>
    <style:style style:name="MP4" style:family="paragraph" style:parent-style-name="Table_20_Contents">
      <style:paragraph-properties fo:text-align="start" style:justify-single-word="false"/>
      <style:text-properties style:font-name="Times New Roman" fo:font-size="10pt" style:font-size-asian="10pt" style:font-size-complex="10pt"/>
    </style:style>
    <style:style style:name="MP5" style:family="paragraph" style:parent-style-name="Table_20_Contents">
      <style:paragraph-properties fo:text-align="center" style:justify-single-word="false"/>
      <style:text-properties style:font-name="Times New Roman" fo:font-size="10pt" style:font-size-asian="10pt" style:font-size-complex="10pt"/>
    </style:style>
    <style:style style:name="MP6" style:family="paragraph" style:parent-style-name="Footer">
      <style:paragraph-properties fo:text-align="end" style:justify-single-word="false"/>
      <style:text-properties style:font-name="Times New Roman" fo:font-size="10pt" officeooo:paragraph-rsid="00129911" style:font-size-asian="10pt" style:font-size-complex="10pt"/>
    </style:style>
    <style:style style:name="MP7" style:family="paragraph" style:parent-style-name="Footer">
      <style:paragraph-properties fo:text-align="end" style:justify-single-word="false"/>
      <style:text-properties style:font-name="Times New Roman" fo:font-size="2pt" style:font-size-asian="1.75pt" style:font-size-complex="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able:table table:name="Tabelle4" table:style-name="Tabelle4">
          <table:table-column table:style-name="Tabelle4.A"/>
          <table:table-column table:style-name="Tabelle4.B"/>
          <table:table-column table:style-name="Tabelle4.A"/>
          <table:table-row>
            <table:table-cell table:style-name="Tabelle4.A1" office:value-type="string">
              <text:p text:style-name="MP1">Python</text:p>
            </table:table-cell>
            <table:table-cell table:style-name="Tabelle4.B1" office:value-type="string">
              <text:p text:style-name="MP2">Funktionen</text:p>
            </table:table-cell>
            <table:table-cell table:style-name="Tabelle4.C1" office:value-type="string">
              <text:p text:style-name="MP2">Datum: </text:p>
            </table:table-cell>
          </table:table-row>
        </table:table>
        <text:p text:style-name="MP3"/>
      </style:header>
      <style:footer>
        <table:table table:name="Tabelle1" table:style-name="Tabelle1">
          <table:table-column table:style-name="Tabelle1.A" table:number-columns-repeated="4"/>
          <table:table-row>
            <table:table-cell table:style-name="Tabelle1.A1" office:value-type="string">
              <text:p text:style-name="MP4"/>
            </table:table-cell>
            <table:table-cell table:style-name="Tabelle1.A1" office:value-type="string">
              <text:p text:style-name="MP5"/>
            </table:table-cell>
            <table:table-cell table:style-name="Tabelle1.A1" office:value-type="string">
              <text:p text:style-name="MP5"/>
            </table:table-cell>
            <table:table-cell table:style-name="Tabelle1.A1" office:value-type="string">
              <text:p text:style-name="MP6"><text:page-number text:select-page="current">2</text:page-number><text:s/>/ <text:page-count>2</text:page-count></text:p>
            </table:table-cell>
          </table:table-row>
        </table:table>
        <text:p text:style-name="MP7"/>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8T21:53:18.727000000</meta:creation-date>
    <meta:editing-duration>P0D</meta:editing-duration>
    <meta:editing-cycles>1</meta:editing-cycles>
    <meta:generator>LibreOffice/6.3.0.4$Windows_X86_64 LibreOffice_project/057fc023c990d676a43019934386b85b21a9ee99</meta:generator>
    <meta:document-statistic meta:table-count="7" meta:image-count="0" meta:object-count="0" meta:page-count="2" meta:paragraph-count="71" meta:word-count="523" meta:character-count="3386" meta:non-whitespace-character-count="2830"/>
  </office:meta>
</office:document-meta>
</file>